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20446"/>
    </style:style>
    <style:style style:name="P2" style:family="paragraph" style:parent-style-name="Standard">
      <style:paragraph-properties fo:text-align="start" style:justify-single-word="false"/>
      <style:text-properties officeooo:paragraph-rsid="002ae81b"/>
    </style:style>
    <style:style style:name="P3" style:family="paragraph" style:parent-style-name="Standard">
      <style:paragraph-properties fo:text-align="start" style:justify-single-word="false"/>
      <style:text-properties officeooo:paragraph-rsid="002da927"/>
    </style:style>
    <style:style style:name="P4" style:family="paragraph" style:parent-style-name="Standard">
      <style:paragraph-properties fo:text-align="start" style:justify-single-word="false"/>
      <style:text-properties officeooo:paragraph-rsid="002fe202"/>
    </style:style>
    <style:style style:name="P5" style:family="paragraph" style:parent-style-name="Standard">
      <style:paragraph-properties fo:text-align="center" style:justify-single-word="false"/>
      <style:text-properties officeooo:rsid="00120446" officeooo:paragraph-rsid="00120446"/>
    </style:style>
    <style:style style:name="P6" style:family="paragraph" style:parent-style-name="Standard">
      <style:paragraph-properties fo:text-align="start" style:justify-single-word="false"/>
      <style:text-properties officeooo:rsid="0012ad46" officeooo:paragraph-rsid="0012ad46"/>
    </style:style>
    <style:style style:name="P7" style:family="paragraph" style:parent-style-name="Standard">
      <style:paragraph-properties fo:text-align="start" style:justify-single-word="false"/>
      <style:text-properties officeooo:rsid="0014a1d4" officeooo:paragraph-rsid="0014a1d4"/>
    </style:style>
    <style:style style:name="P8" style:family="paragraph" style:parent-style-name="Standard">
      <style:paragraph-properties fo:text-align="start" style:justify-single-word="false"/>
      <style:text-properties officeooo:rsid="0019cf58" officeooo:paragraph-rsid="0019cf58"/>
    </style:style>
    <style:style style:name="P9" style:family="paragraph" style:parent-style-name="Standard">
      <style:paragraph-properties fo:text-align="center" style:justify-single-word="false"/>
      <style:text-properties officeooo:rsid="001b64e1" officeooo:paragraph-rsid="001b64e1"/>
    </style:style>
    <style:style style:name="P10" style:family="paragraph" style:parent-style-name="Standard">
      <style:paragraph-properties fo:text-align="start" style:justify-single-word="false"/>
      <style:text-properties officeooo:rsid="001b64e1" officeooo:paragraph-rsid="001b64e1"/>
    </style:style>
    <style:style style:name="P11" style:family="paragraph" style:parent-style-name="Standard">
      <style:paragraph-properties fo:text-align="start" style:justify-single-word="false"/>
      <style:text-properties officeooo:rsid="001bbaec" officeooo:paragraph-rsid="001bbaec"/>
    </style:style>
    <style:style style:name="P12" style:family="paragraph" style:parent-style-name="Standard">
      <style:paragraph-properties fo:text-align="start" style:justify-single-word="false"/>
      <style:text-properties officeooo:rsid="001bbaec" officeooo:paragraph-rsid="002ae81b"/>
    </style:style>
    <style:style style:name="P13" style:family="paragraph" style:parent-style-name="Standard">
      <style:paragraph-properties fo:text-align="center" style:justify-single-word="false"/>
      <style:text-properties officeooo:rsid="001bbaec" officeooo:paragraph-rsid="001bbaec"/>
    </style:style>
    <style:style style:name="P14" style:family="paragraph" style:parent-style-name="Standard">
      <style:paragraph-properties fo:text-align="start" style:justify-single-word="false"/>
      <style:text-properties officeooo:rsid="001df1ed" officeooo:paragraph-rsid="001df1ed"/>
    </style:style>
    <style:style style:name="P15" style:family="paragraph" style:parent-style-name="Standard">
      <style:paragraph-properties fo:text-align="start" style:justify-single-word="false"/>
      <style:text-properties officeooo:rsid="001df1ed" officeooo:paragraph-rsid="001bbaec"/>
    </style:style>
    <style:style style:name="P16" style:family="paragraph" style:parent-style-name="Standard">
      <style:paragraph-properties fo:text-align="center" style:justify-single-word="false"/>
      <style:text-properties officeooo:rsid="001df1ed" officeooo:paragraph-rsid="001df1ed"/>
    </style:style>
    <style:style style:name="P17" style:family="paragraph" style:parent-style-name="Standard">
      <style:paragraph-properties fo:text-align="center" style:justify-single-word="false"/>
      <style:text-properties officeooo:rsid="00219948" officeooo:paragraph-rsid="00219948"/>
    </style:style>
    <style:style style:name="P18" style:family="paragraph" style:parent-style-name="Standard">
      <style:paragraph-properties fo:text-align="start" style:justify-single-word="false"/>
      <style:text-properties officeooo:rsid="00219948" officeooo:paragraph-rsid="00219948"/>
    </style:style>
    <style:style style:name="P19" style:family="paragraph" style:parent-style-name="Standard">
      <style:paragraph-properties fo:text-align="start" style:justify-single-word="false"/>
      <style:text-properties officeooo:rsid="0025644e" officeooo:paragraph-rsid="002727d2"/>
    </style:style>
    <style:style style:name="P20" style:family="paragraph" style:parent-style-name="Standard">
      <style:paragraph-properties fo:text-align="center" style:justify-single-word="false"/>
      <style:text-properties officeooo:rsid="002ae81b" officeooo:paragraph-rsid="002ae81b"/>
    </style:style>
    <style:style style:name="P21" style:family="paragraph" style:parent-style-name="Standard">
      <style:paragraph-properties fo:text-align="center" style:justify-single-word="false"/>
      <style:text-properties officeooo:rsid="002d402b" officeooo:paragraph-rsid="002d402b"/>
    </style:style>
    <style:style style:name="P22" style:family="paragraph" style:parent-style-name="Standard">
      <style:paragraph-properties fo:text-align="start" style:justify-single-word="false"/>
      <style:text-properties officeooo:rsid="002d402b" officeooo:paragraph-rsid="002d402b"/>
    </style:style>
    <style:style style:name="P23" style:family="paragraph" style:parent-style-name="Standard">
      <style:paragraph-properties fo:text-align="start" style:justify-single-word="false"/>
      <style:text-properties officeooo:rsid="002d435a" officeooo:paragraph-rsid="002d435a"/>
    </style:style>
    <style:style style:name="P24" style:family="paragraph" style:parent-style-name="Standard">
      <style:paragraph-properties fo:text-align="center" style:justify-single-word="false"/>
      <style:text-properties officeooo:rsid="002fae5c" officeooo:paragraph-rsid="002fae5c"/>
    </style:style>
    <style:style style:name="P25" style:family="paragraph" style:parent-style-name="Standard">
      <style:paragraph-properties fo:text-align="start" style:justify-single-word="false"/>
      <style:text-properties officeooo:rsid="002da927" officeooo:paragraph-rsid="002da927"/>
    </style:style>
    <style:style style:name="P26" style:family="paragraph" style:parent-style-name="Standard">
      <style:paragraph-properties fo:text-align="start" style:justify-single-word="false"/>
      <style:text-properties officeooo:rsid="0017b312" officeooo:paragraph-rsid="002fe202"/>
    </style:style>
    <style:style style:name="P27" style:family="paragraph" style:parent-style-name="Standard">
      <style:paragraph-properties fo:text-align="center" style:justify-single-word="false"/>
      <style:text-properties officeooo:rsid="001536b4" officeooo:paragraph-rsid="002fe202"/>
    </style:style>
    <style:style style:name="P28" style:family="paragraph" style:parent-style-name="Standard">
      <style:paragraph-properties fo:text-align="start" style:justify-single-word="false"/>
      <style:text-properties officeooo:rsid="001536b4" officeooo:paragraph-rsid="002fe202"/>
    </style:style>
    <style:style style:name="P29" style:family="paragraph" style:parent-style-name="Standard">
      <style:paragraph-properties fo:text-align="start" style:justify-single-word="false"/>
      <style:text-properties officeooo:rsid="0015ab54" officeooo:paragraph-rsid="002fe202"/>
    </style:style>
    <style:style style:name="P30" style:family="paragraph" style:parent-style-name="Standard">
      <style:paragraph-properties fo:text-align="start" style:justify-single-word="false"/>
      <style:text-properties officeooo:rsid="00160602" officeooo:paragraph-rsid="002fe202"/>
    </style:style>
    <style:style style:name="P31" style:family="paragraph" style:parent-style-name="Standard">
      <style:paragraph-properties fo:text-align="start" style:justify-single-word="false"/>
      <style:text-properties officeooo:rsid="0015f529" officeooo:paragraph-rsid="002fe202"/>
    </style:style>
    <style:style style:name="P32" style:family="paragraph" style:parent-style-name="Standard">
      <style:paragraph-properties fo:text-align="start" style:justify-single-word="false"/>
      <style:text-properties officeooo:rsid="00168615" officeooo:paragraph-rsid="002fe202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20446" officeooo:paragraph-rsid="00120446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20446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1b64e1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23c6cc"/>
    </style:style>
    <style:style style:name="P37" style:family="paragraph" style:parent-style-name="Standard" style:list-style-name="L5">
      <style:paragraph-properties fo:text-align="start" style:justify-single-word="false"/>
      <style:text-properties officeooo:paragraph-rsid="002ae81b"/>
    </style:style>
    <style:style style:name="P38" style:family="paragraph" style:parent-style-name="Standard">
      <style:paragraph-properties fo:text-align="start" style:justify-single-word="false"/>
      <style:text-properties officeooo:paragraph-rsid="002fe202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2ad46" officeooo:paragraph-rsid="0012ad46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2fae5c" officeooo:paragraph-rsid="002fae5c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14a1d4" officeooo:paragraph-rsid="001b6b71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4a1d4" officeooo:paragraph-rsid="0014a1d4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29128d" officeooo:paragraph-rsid="0029128d"/>
    </style:style>
    <style:style style:name="P44" style:family="paragraph" style:parent-style-name="Standard" style:list-style-name="L5">
      <style:paragraph-properties fo:text-align="start" style:justify-single-word="false"/>
      <style:text-properties officeooo:rsid="0029128d" officeooo:paragraph-rsid="002ae81b"/>
    </style:style>
    <style:style style:name="P45" style:family="paragraph" style:parent-style-name="Standard" style:list-style-name="L5">
      <style:paragraph-properties fo:text-align="start" style:justify-single-word="false"/>
      <style:text-properties officeooo:rsid="0029128d" officeooo:paragraph-rsid="0029128d"/>
    </style:style>
    <style:style style:name="P46" style:family="paragraph" style:parent-style-name="Standard" style:list-style-name="L6">
      <style:paragraph-properties fo:text-align="start" style:justify-single-word="false"/>
      <style:text-properties officeooo:rsid="0029128d" officeooo:paragraph-rsid="0029128d"/>
    </style:style>
    <style:style style:name="P47" style:family="paragraph" style:parent-style-name="Standard" style:list-style-name="L7">
      <style:paragraph-properties fo:text-align="start" style:justify-single-word="false"/>
      <style:text-properties officeooo:rsid="0029128d" officeooo:paragraph-rsid="0029128d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12daac" officeooo:paragraph-rsid="0012daac"/>
    </style:style>
    <style:style style:name="P49" style:family="paragraph" style:parent-style-name="Standard" style:list-style-name="L2">
      <style:paragraph-properties fo:text-align="start" style:justify-single-word="false"/>
      <style:text-properties officeooo:rsid="001f153f" officeooo:paragraph-rsid="001f153f"/>
    </style:style>
    <style:style style:name="P50" style:family="paragraph" style:parent-style-name="Standard" style:list-style-name="L2">
      <style:paragraph-properties fo:text-align="start" style:justify-single-word="false"/>
      <style:text-properties officeooo:rsid="0025644e" officeooo:paragraph-rsid="0025644e"/>
    </style:style>
    <style:style style:name="P51" style:family="paragraph" style:parent-style-name="Standard" style:list-style-name="L4">
      <style:paragraph-properties fo:text-align="start" style:justify-single-word="false"/>
      <style:text-properties officeooo:rsid="0025644e" officeooo:paragraph-rsid="002727d2"/>
    </style:style>
    <style:style style:name="P52" style:family="paragraph" style:parent-style-name="Standard" style:list-style-name="L3">
      <style:paragraph-properties fo:text-align="start" style:justify-single-word="false"/>
      <style:text-properties officeooo:rsid="001b64e1" officeooo:paragraph-rsid="001b64e1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1bbaec" officeooo:paragraph-rsid="001bbaec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2727d2" officeooo:paragraph-rsid="002727d2"/>
    </style:style>
    <style:style style:name="P55" style:family="paragraph" style:parent-style-name="Standard" style:list-style-name="L5">
      <style:paragraph-properties fo:text-align="start" style:justify-single-word="false"/>
      <style:text-properties officeooo:rsid="001c9d54" officeooo:paragraph-rsid="002ae81b"/>
    </style:style>
    <style:style style:name="P56" style:family="paragraph" style:parent-style-name="Standard" style:list-style-name="L5">
      <style:paragraph-properties fo:text-align="start" style:justify-single-word="false"/>
      <style:text-properties officeooo:rsid="001c9d54" officeooo:paragraph-rsid="001c9d54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2ae81b" officeooo:paragraph-rsid="002ae81b"/>
    </style:style>
    <style:style style:name="P58" style:family="paragraph" style:parent-style-name="Standard" style:list-style-name="L7">
      <style:paragraph-properties fo:text-align="start" style:justify-single-word="false"/>
      <style:text-properties officeooo:rsid="001df1ed" officeooo:paragraph-rsid="001df1ed"/>
    </style:style>
    <style:style style:name="P59" style:family="paragraph" style:parent-style-name="Standard">
      <style:paragraph-properties fo:text-align="start" style:justify-single-word="false"/>
      <style:text-properties officeooo:rsid="0015ab54" officeooo:paragraph-rsid="002fe202"/>
    </style:style>
    <style:style style:name="P60" style:family="paragraph" style:parent-style-name="Standard">
      <style:paragraph-properties fo:text-align="start" style:justify-single-word="false"/>
      <style:text-properties officeooo:rsid="0017b312" officeooo:paragraph-rsid="002fe202"/>
    </style:style>
    <style:style style:name="P61" style:family="paragraph" style:parent-style-name="Standard">
      <style:paragraph-properties fo:text-align="start" style:justify-single-word="false"/>
      <style:text-properties officeooo:rsid="0031826a" officeooo:paragraph-rsid="0031826a"/>
    </style:style>
    <style:style style:name="T1" style:family="text">
      <style:text-properties officeooo:rsid="00120446"/>
    </style:style>
    <style:style style:name="T2" style:family="text">
      <style:text-properties officeooo:rsid="0012ad46"/>
    </style:style>
    <style:style style:name="T3" style:family="text">
      <style:text-properties officeooo:rsid="0012daac"/>
    </style:style>
    <style:style style:name="T4" style:family="text">
      <style:text-properties officeooo:rsid="0014a1d4"/>
    </style:style>
    <style:style style:name="T5" style:family="text">
      <style:text-properties officeooo:rsid="001b64e1"/>
    </style:style>
    <style:style style:name="T6" style:family="text">
      <style:text-properties officeooo:rsid="001bbaec"/>
    </style:style>
    <style:style style:name="T7" style:family="text">
      <style:text-properties officeooo:rsid="001f153f"/>
    </style:style>
    <style:style style:name="T8" style:family="text">
      <style:text-properties officeooo:rsid="0023c6cc"/>
    </style:style>
    <style:style style:name="T9" style:family="text">
      <style:text-properties officeooo:rsid="002727d2"/>
    </style:style>
    <style:style style:name="T10" style:family="text">
      <style:text-properties officeooo:rsid="002ae81b"/>
    </style:style>
    <style:style style:name="T11" style:family="text">
      <style:text-properties officeooo:rsid="001c9d54"/>
    </style:style>
    <style:style style:name="T12" style:family="text">
      <style:text-properties officeooo:rsid="002d435a"/>
    </style:style>
    <style:style style:name="T13" style:family="text">
      <style:text-properties officeooo:rsid="002da927"/>
    </style:style>
    <style:style style:name="T14" style:family="text">
      <style:text-properties officeooo:rsid="0015ab54"/>
    </style:style>
    <style:style style:name="T15" style:family="text">
      <style:text-properties officeooo:rsid="00160602"/>
    </style:style>
    <style:style style:name="T16" style:family="text">
      <style:text-properties officeooo:rsid="0015f529"/>
    </style:style>
    <style:style style:name="T17" style:family="text">
      <style:text-properties officeooo:rsid="00168615"/>
    </style:style>
    <style:style style:name="T18" style:family="text">
      <style:text-properties officeooo:rsid="003182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elos:</text:p>
      <text:p text:style-name="P1"><text:span text:style-name="T2">User</text:span><text:span text:style-name="T1">: </text:span></text:p>
      <text:p text:style-name="P7"><text:s text:c="2"/>Atributos:</text:p>
      <text:list xml:id="list1348465365" text:style-name="L1">
        <text:list-item>
          <text:p text:style-name="P33"><text:span text:style-name="T7">e</text:span>mail : PK, string</text:p>
        </text:list-item>
        <text:list-item>
          <text:p text:style-name="P33"><text:span text:style-name="T7">p</text:span>assword<text:span text:style-name="T7">_hash</text:span>: min 8 lenght, String<text:span text:style-name="T2"> 266?</text:span> ¿POsible regexp en BD? Ira cifrada</text:p>
        </text:list-item>
        <text:list-item>
          <text:p text:style-name="P33"><text:span text:style-name="T7">r</text:span>ol: enum[moderator,admin,user]</text:p>
        </text:list-item>
        <text:list-item>
          <text:p text:style-name="P34"><text:span text:style-name="T7">s</text:span><text:span text:style-name="T2">ex</text:span><text:span text:style-name="T1">: enum[h,m,otro]</text:span></text:p>
        </text:list-item>
        <text:list-item>
          <text:p text:style-name="P33"><text:span text:style-name="T7">n</text:span>ame: min 3 l string</text:p>
        </text:list-item>
        <text:list-item>
          <text:p text:style-name="P33"><text:span text:style-name="T7">l</text:span>ast<text:span text:style-name="T7">N</text:span>ame: min 3 lenght string</text:p>
        </text:list-item>
        <text:list-item>
          <text:p text:style-name="P34"><text:span text:style-name="T7">n</text:span><text:span text:style-name="T1">ickname: PK, string max 8</text:span></text:p>
        </text:list-item>
        <text:list-item>
          <text:p text:style-name="P34"><text:span text:style-name="T7">cp</text:span><text:span text:style-name="T1">: comprobaremos mediante api que sea valida string</text:span></text:p>
        </text:list-item>
        <text:list-item>
          <text:p text:style-name="P33"><text:span text:style-name="T7">c</text:span>ountry: String</text:p>
        </text:list-item>
        <text:list-item>
          <text:p text:style-name="P33"><text:span text:style-name="T7">t</text:span>own: de nuevo mediante api intentaremos crearla</text:p>
        </text:list-item>
        <text:list-item>
          <text:p text:style-name="P33"><text:span text:style-name="T7">v</text:span>isibility: enum[private,public] FOR NOW!</text:p>
        </text:list-item>
        <text:list-item>
          <text:p text:style-name="P39"><text:span text:style-name="T7">t</text:span>elephone: PK, string.</text:p>
        </text:list-item>
        <text:list-item>
          <text:p text:style-name="P40">profilePick: imagen de perfil</text:p>
        </text:list-item>
        <text:list-item>
          <text:p text:style-name="P41"><text:span text:style-name="T7">l</text:span>ast<text:span text:style-name="T7">T</text:span>ime: datetime //Al año se borra</text:p>
        </text:list-item>
        <text:list-item>
          <text:p text:style-name="P43">createdAt timestamdiff</text:p>
        </text:list-item>
      </text:list>
      <text:p text:style-name="P6"/>
      <text:p text:style-name="P8"><text:tab/>**NO SON ATRIBUTOS PERO NOS SIRVEN PARA LOS MODELOS**</text:p>
      <text:list xml:id="list190305196168573" text:continue-numbering="true" text:style-name="L1">
        <text:list-item>
          <text:p text:style-name="P39">Friends : user[] //HAS MANY<text:span text:style-name="T3"> </text:span></text:p>
        </text:list-item>
        <text:list-item>
          <text:p text:style-name="P39">Block<text:span text:style-name="T4">ed</text:span> : user[] //Has many</text:p>
        </text:list-item>
        <text:list-item>
          <text:p text:style-name="P48">Images: image[] //Has many</text:p>
        </text:list-item>
        <text:list-item>
          <text:p text:style-name="P48">Messages: message[] //Has many</text:p>
        </text:list-item>
        <text:list-item>
          <text:p text:style-name="P42">Requests: request[] //Has many</text:p>
        </text:list-item>
        <text:list-item>
          <text:p text:style-name="P42">Groups: group[] //Has many</text:p>
        </text:list-item>
        <text:list-item>
          <text:p text:style-name="P42">Notifications: notification[] //Has many</text:p>
          <text:p text:style-name="P42"/>
        </text:list-item>
      </text:list>
      <text:p text:style-name="P7"/>
      <text:p text:style-name="P9"><text:span text:style-name="T7">user_r</text:span>elathionship</text:p>
      <text:p text:style-name="P10">User: Es un has many to has many: user. Un usuario tiene distintos amigos y viceversa</text:p>
      <text:list xml:id="list1289316517" text:style-name="L2">
        <text:list-item>
          <text:p text:style-name="P49">SOURCE_USER</text:p>
        </text:list-item>
        <text:list-item>
          <text:p text:style-name="P35"><text:span text:style-name="T7">TARGET</text:span><text:span text:style-name="T5">_USER</text:span></text:p>
        </text:list-item>
        <text:list-item>
          <text:p text:style-name="P36"><text:span text:style-name="T8">TYPE_RELATHIONSHIP ENUM[FRIEND,BLOCKED, </text:span><text:span text:style-name="T9">PENDING, REJECTED</text:span><text:span text:style-name="T8">] //FUTURE FOLLOWER</text:span></text:p>
        </text:list-item>
        <text:list-item>
          <text:p text:style-name="P50">created_at</text:p>
        </text:list-item>
        <text:list-item>
          <text:p text:style-name="P50">updated_at</text:p>
        </text:list-item>
      </text:list>
      <text:list xml:id="list2891544446" text:style-name="L3">
        <text:list-header>
          <text:p text:style-name="P52"/>
        </text:list-header>
      </text:list>
      <text:p text:style-name="P24">image_user</text:p>
      <text:p text:style-name="P10">Usuario: Has-many to one: Imagen Un usuario tiene distintas imagenes pero una imagen es de un usuario</text:p>
      <text:p text:style-name="P10">Imagen: has-many to one: Comentario: IMagenes tienen varios comentarios pero comentario es de solo una imagen.</text:p>
      <text:p text:style-name="P11">Postgresql</text:p>
      <text:list xml:id="list4285206009" text:style-name="L4">
        <text:list-item>
          <text:p text:style-name="P53">id</text:p>
        </text:list-item>
        <text:list-item>
          <text:p text:style-name="P53">imagen</text:p>
        </text:list-item>
        <text:list-item>
          <text:p text:style-name="P53">comments???</text:p>
        </text:list-item>
        <text:list-item>
          <text:p text:style-name="P54">upload_by[user_id]</text:p>
        </text:list-item>
        <text:list-item>
          <text:p text:style-name="P51">created_at</text:p>
        </text:list-item>
      </text:list>
      <text:p text:style-name="P19"/>
      <text:p text:style-name="P20">image_comment</text:p>
      <text:p text:style-name="P2"><text:span text:style-name="T6">Un</text:span><text:span text:style-name="T10">a</text:span><text:span text:style-name="T6"> </text:span><text:span text:style-name="T10">imagen</text:span><text:span text:style-name="T6"> puede tener varios </text:span><text:span text:style-name="T10">Comment</text:span><text:span text:style-name="T6"> pero un </text:span><text:span text:style-name="T10">Comment</text:span><text:span text:style-name="T6"> es de un usuario</text:span></text:p>
      <text:p text:style-name="P12"><text:soft-page-break/>Usuarios :many to one: messages.</text:p>
      <text:list xml:id="list1953791055" text:style-name="L5">
        <text:list-item>
          <text:p text:style-name="P55">Id</text:p>
        </text:list-item>
        <text:list-item>
          <text:p text:style-name="P55">From (id usuario) : Clave ajena</text:p>
        </text:list-item>
        <text:list-item>
          <text:p text:style-name="P37"><text:span text:style-name="T11">to (id </text:span><text:span text:style-name="T10">image</text:span><text:span text:style-name="T11">) : clave ajena</text:span></text:p>
        </text:list-item>
        <text:list-item>
          <text:p text:style-name="P55">body: string</text:p>
        </text:list-item>
        <text:list-item>
          <text:p text:style-name="P44">createdAt timestamdiff</text:p>
        </text:list-item>
        <text:list-item>
          <text:p text:style-name="P57">modifietAt</text:p>
        </text:list-item>
      </text:list>
      <text:p text:style-name="P11"/>
      <text:p text:style-name="P13">Message</text:p>
      <text:p text:style-name="P11">Un usuario puede tener varios mensajes pero un mensaje es de un usuario</text:p>
      <text:p text:style-name="P11">Usuarios :many to one: messages.</text:p>
      <text:list xml:id="list190305697877784" text:continue-numbering="true" text:style-name="L5">
        <text:list-item>
          <text:p text:style-name="P56">Id</text:p>
        </text:list-item>
        <text:list-item>
          <text:p text:style-name="P56">From (id usuario) : Clave ajena</text:p>
        </text:list-item>
        <text:list-item>
          <text:p text:style-name="P56">to (id usuario) : clave ajena</text:p>
        </text:list-item>
        <text:list-item>
          <text:p text:style-name="P56">body: string</text:p>
        </text:list-item>
        <text:list-item>
          <text:p text:style-name="P45">createdAt timestamdiff</text:p>
        </text:list-item>
      </text:list>
      <text:p text:style-name="P15"/>
      <text:p text:style-name="P14"/>
      <text:p text:style-name="P17">user_group</text:p>
      <text:p text:style-name="P18">User: has many to many: group</text:p>
      <text:list xml:id="list2794841774" text:style-name="L6">
        <text:list-item>
          <text:p text:style-name="P46">id</text:p>
        </text:list-item>
        <text:list-item>
          <text:p text:style-name="P46">usuario_id</text:p>
        </text:list-item>
        <text:list-item>
          <text:p text:style-name="P46">group_id</text:p>
        </text:list-item>
      </text:list>
      <text:p text:style-name="P18"/>
      <text:p text:style-name="P14"/>
      <text:p text:style-name="P16">GROUP</text:p>
      <text:p text:style-name="P14">Users has many groups </text:p>
      <text:p text:style-name="P14">Groups has many users</text:p>
      <text:p text:style-name="P14">Groups has many comments</text:p>
      <text:p text:style-name="P14">Comments has one group</text:p>
      <text:p text:style-name="P14">Photos has one group</text:p>
      <text:p text:style-name="P14">Groups has many photos</text:p>
      <text:p text:style-name="P14"/>
      <text:list xml:id="list2474430374" text:style-name="L7">
        <text:list-item>
          <text:p text:style-name="P58">id</text:p>
        </text:list-item>
        <text:list-item>
          <text:p text:style-name="P58">Name</text:p>
        </text:list-item>
        <text:list-item>
          <text:p text:style-name="P58">Admins?[user]</text:p>
        </text:list-item>
        <text:list-item>
          <text:p text:style-name="P47">createdAt timestamdiff</text:p>
        </text:list-item>
      </text:list>
      <text:p text:style-name="P14"/>
      <text:p text:style-name="P16">Notification</text:p>
      <text:p text:style-name="P14">User has many notifications</text:p>
      <text:p text:style-name="P14">Notification has one user</text:p>
      <text:list xml:id="list190305179443039" text:continue-list="list190305196168573" text:style-name="L1">
        <text:list-item>
          <text:p text:style-name="P43">createdAt timestamdiff</text:p>
        </text:list-item>
      </text:list>
      <text:p text:style-name="P14"/>
      <text:p text:style-name="P14"/>
      <text:p text:style-name="P14"/>
      <text:p text:style-name="P21">RELACIONES</text:p>
      <text:p text:style-name="P22">Usuario: 1 Notificaciones N. Un usuario recibe varias notificaciones. Una notifiacion es de un usuario.</text:p>
      <text:p text:style-name="P22">Un usuario pertecene a varios grupos y un grupo tiene varios usuarios. N:M<text:span text:style-name="T12">.</text:span></text:p>
      <text:p text:style-name="P23">UN usuario agrega a varios usuarios y al reves. N:M<text:span text:style-name="T13">. Relacion reflexiva</text:span></text:p>
      <text:p text:style-name="P25">Un usuario varios mensajes. Un mensaje tiene dos usuarios? es enviado por un usuario?. 1:N? o N:M</text:p>
      <text:p text:style-name="P3"><text:soft-page-break/></text:p>
      <text:p text:style-name="P27">Analisis de clases</text:p>
      <text:p text:style-name="P28"/>
      <text:p text:style-name="P29">Enunciado:</text:p>
      <text:p text:style-name="P29"/>
      <text:p text:style-name="P26">Pagina principal te enseñara un simple bienvenidos y tres chorradas.</text:p>
      <text:p text:style-name="P26">Tenemos boton de login y registro.</text:p>
      <text:p text:style-name="P26">SI nos registramos es con un form rellenando todos nuestros datos.</text:p>
      <text:p text:style-name="P26">Se hacen las consecuentes validaciones y se encripta la contraseña antes de guardar el usuario.</text:p>
      <text:p text:style-name="P61">Del usuario necesitamos: correo, email, nickname, telephone, password, bio?, status que puede ser suspended, activated, disabled. Rol que puede ser user y admin. Admin acceden a reportes. Sex que sera mujer, hombre u otro. Createdat se mete automitacemente. Visibility es public or private.</text:p>
      <text:p text:style-name="P61"><text:s/></text:p>
      <text:p text:style-name="P26"/>
      <text:p text:style-name="P29">Nuestro usuario se logueara<text:span text:style-name="T15"> mediante su password y contraseña. Tras eso se le asignara un JWT que se guarda en su localstorage y nos dice quien es.</text:span></text:p>
      <text:p text:style-name="P29"/>
      <text:p text:style-name="P4"><text:span text:style-name="T15">T</text:span><text:span text:style-name="T14">endra una pestaña inicio donde puede ver sus notificaciones, mensajes, subir fotos, ver actividad de sus </text:span><text:span text:style-name="T18">following</text:span><text:span text:style-name="T16">, </text:span><text:span text:style-name="T18">ver followers, </text:span><text:span text:style-name="T16">bloquear y/o reportar a </text:span><text:span text:style-name="T18">usuario</text:span><text:span text:style-name="T14">.</text:span></text:p>
      <text:p text:style-name="P29"/>
      <text:p text:style-name="P29">Las notificaciones son : </text:p>
      <text:p text:style-name="P29">Juan te ha enviado un mensaje!. Le das click y te lleva a la conversacion con juan o a los mensajes.</text:p>
      <text:p text:style-name="P29">Juan te ha comentado en una foto!. Le das click y te lleva a la foto.</text:p>
      <text:p text:style-name="P29">Juan te ha enviado una peticion!. Click y vas a la peticion.</text:p>
      <text:p text:style-name="P30">CUando le da a la pestaña notificaciones, todo pasa a true.</text:p>
      <text:p text:style-name="P30"/>
      <text:p text:style-name="P31">Los mensajes :</text:p>
      <text:p text:style-name="P4"><text:span text:style-name="T16">Puedes enviar un mensaje a otro usuario a no ser que te tenga bloqueado. Envi</text:span><text:span text:style-name="T17">a</text:span><text:span text:style-name="T16">s y recibes.</text:span></text:p>
      <text:p text:style-name="P31"/>
      <text:p text:style-name="P31">Subir fotos: Le das click, subes una foto, añades un titulo y esas fotos tendran comentarios<text:span text:style-name="T15">.</text:span></text:p>
      <text:p text:style-name="P31"/>
      <text:p text:style-name="P30">A la hora de ver una foto, te aparecera un pequeño recuadro que te permite darle enviar comentario.</text:p>
      <text:p text:style-name="P29"/>
      <text:p text:style-name="P31">Buscar gente: sera una peticion sql like "input" se mostraran todos los resultados excepto el que te tenga bloqueado.</text:p>
      <text:p text:style-name="P32">Si alguien en su estatus tiene privado no puedes acceder a verlo si no eres amigo pero si si es publico.</text:p>
      <text:p text:style-name="P32"/>
      <text:p text:style-name="P31"/>
      <text:p text:style-name="P31">Bloquear a alguien: usuario puede coger a alguien y bloquearlo. En ese momento su relathionship si existe se borra para ambos y pasa a la tabla blocks. Para el usuario que ha bloqueado seguira apareciendo (habra un apartado blocks en la red social) y podra desbloquearlo, pero no volveran a ser amigos ni nada. En el chat, el usuario aparecera sin foto.</text:p>
      <text:p text:style-name="P31"/>
      <text:p text:style-name="P31">El usuario en su reel vera la info de los user_following pero no de los followers.</text:p>
      <text:p text:style-name="P31"/>
      <text:p text:style-name="P32">Usuario se desconecta y se borra su token. Meter log?</text:p>
      <text:p text:style-name="P32"/>
      <text:p text:style-name="P32">Como mostramos los amigos? Podriamos hacer que el reel por ejemplo o los followers sea cogemos el JWT vemos su id de usuario y para el reel y following mostramos todos los que el sourceId es ese mientras que para sus followers mostramos todos los que en la tabla followers su targetId sea el.</text:p>
      <text:p text:style-name="P32"/>
      <text:p text:style-name="P26"><text:soft-page-break/>Usuario podra modificar su configuracion.</text:p>
      <text:p text:style-name="P26"/>
      <text:p text:style-name="P26">SI el usuario borra cuenta, solo se le cancela y tiene hasta un año (podriamos guardarlo en suspendeed table).</text:p>
      <text:p text:style-name="P26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7:12:49.153339460</meta:creation-date>
    <dc:date>2023-04-27T19:03:04.060483384</dc:date>
    <meta:editing-duration>PT4H13M3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4" meta:paragraph-count="113" meta:word-count="879" meta:character-count="5079" meta:non-whitespace-character-count="4355"/>
  </office:meta>
</office:document-meta>
</file>